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T19" style:parent-style-name="Standardnípísmoodstavce" style:family="text">
      <style:text-properties style:text-position="super 65.2%"/>
    </style:style>
    <style:style style:name="T20" style:parent-style-name="Standardnípísmoodstavce" style:family="text">
      <style:text-properties fo:font-style="italic" style:font-style-asian="italic"/>
    </style:style>
    <style:style style:name="T21" style:parent-style-name="Standardnípísmoodstavce" style:family="text">
      <style:text-properties fo:font-weight="bold" style:font-weight-asian="bold" fo:font-style="italic" style:font-style-asian="italic"/>
    </style:style>
    <style:style style:name="T22" style:parent-style-name="Standardnípísmoodstavce" style:family="text">
      <style:text-properties fo:font-style="italic" style:font-style-asian="italic"/>
    </style:style>
    <style:style style:name="T23" style:parent-style-name="Standardnípísmoodstavce" style:family="text">
      <style:text-properties fo:font-style="italic" style:font-style-asian="italic" style:text-position="super 65.2%"/>
    </style:style>
    <style:style style:name="T24" style:parent-style-name="Standardnípísmoodstavce" style:family="text">
      <style:text-properties fo:font-style="italic" style:font-style-asian="italic"/>
    </style:style>
    <style:style style:name="T25" style:parent-style-name="Standardnípísmoodstavce" style:family="text">
      <style:text-properties fo:font-style="italic" style:font-style-asian="italic"/>
    </style:style>
    <style:style style:name="T26" style:parent-style-name="Standardnípísmoodstavce" style:family="text">
      <style:text-properties fo:font-style="italic" style:font-style-asian="italic" style:text-position="super 65.2%"/>
    </style:style>
    <style:style style:name="T27" style:parent-style-name="Standardnípísmoodstavce" style:family="text">
      <style:text-properties fo:font-style="italic" style:font-style-asian="italic"/>
    </style:style>
    <style:style style:name="T28" style:parent-style-name="Standardnípísmoodstavce" style:family="text">
      <style:text-properties fo:font-style="italic" style:font-style-asian="italic"/>
    </style:style>
    <style:style style:name="T29" style:parent-style-name="Standardnípísmoodstavce" style:family="text">
      <style:text-properties fo:font-style="italic" style:font-style-asian="italic" style:text-position="super 65.2%"/>
    </style:style>
    <style:style style:name="T30" style:parent-style-name="Standardnípísmoodstavce" style:family="text">
      <style:text-properties fo:font-style="italic" style:font-style-asian="italic"/>
    </style:style>
    <style:style style:name="T31" style:parent-style-name="Standardnípísmoodstavce" style:family="text">
      <style:text-properties fo:font-style="italic" style:font-style-asian="italic" style:text-position="super 65.2%"/>
    </style:style>
    <style:style style:name="T32" style:parent-style-name="Standardnípísmoodstavce" style:family="text">
      <style:text-properties fo:font-style="italic" style:font-style-asian="italic"/>
    </style:style>
    <style:style style:name="T33" style:parent-style-name="Standardnípísmoodstavce" style:family="text">
      <style:text-properties fo:font-style="italic" style:font-style-asian="italic"/>
    </style:style>
    <style:style style:name="T34" style:parent-style-name="Standardnípísmoodstavce" style:family="text">
      <style:text-properties fo:font-style="italic" style:font-style-asian="italic"/>
    </style:style>
    <style:style style:name="T35" style:parent-style-name="Standardnípísmoodstavce" style:family="text">
      <style:text-properties fo:font-style="italic" style:font-style-asian="italic"/>
    </style:style>
    <style:style style:name="T36" style:parent-style-name="Standardnípísmoodstavce" style:family="text">
      <style:text-properties fo:font-style="italic" style:font-style-asian="italic"/>
    </style:style>
    <style:style style:name="T37" style:parent-style-name="Standardnípísmoodstavce" style:family="text">
      <style:text-properties fo:font-style="italic" style:font-style-asian="italic"/>
    </style:style>
    <style:style style:name="T38" style:parent-style-name="Standardnípísmoodstavce" style:family="text">
      <style:text-properties fo:font-style="italic" style:font-style-asian="italic"/>
    </style:style>
    <style:style style:name="T39" style:parent-style-name="Standardnípísmoodstavce" style:family="text">
      <style:text-properties fo:font-style="italic" style:font-style-asian="italic"/>
    </style:style>
    <style:style style:name="T40" style:parent-style-name="Standardnípísmoodstavce" style:family="text">
      <style:text-properties fo:font-style="italic" style:font-style-asian="italic"/>
    </style:style>
    <style:style style:name="P41" style:parent-style-name="Základnítext" style:family="paragraph">
      <style:text-properties fo:font-style="italic" style:font-style-asian="italic"/>
    </style:style>
    <style:style style:name="T42" style:parent-style-name="Standardnípísmoodstavce" style:family="text">
      <style:text-properties fo:font-style="italic" style:font-style-asian="italic"/>
    </style:style>
    <style:style style:name="T43" style:parent-style-name="Standardnípísmoodstavce" style:family="text">
      <style:text-properties fo:font-style="italic" style:font-style-asian="italic"/>
    </style:style>
    <style:style style:name="T44" style:parent-style-name="Standardnípísmoodstavce" style:family="text">
      <style:text-properties fo:font-style="italic" style:font-style-asian="italic"/>
    </style:style>
    <style:style style:name="T45" style:parent-style-name="Standardnípísmoodstavce" style:family="text">
      <style:text-properties fo:font-style="italic" style:font-style-asian="italic"/>
    </style:style>
    <style:style style:name="T46" style:parent-style-name="Standardnípísmoodstavce" style:family="text">
      <style:text-properties fo:font-style="italic" style:font-style-asian="italic"/>
    </style:style>
    <style:style style:name="T47" style:parent-style-name="Standardnípísmoodstavce" style:family="text">
      <style:text-properties fo:language="en" fo:country="US"/>
    </style:style>
    <style:style style:name="T48" style:parent-style-name="Standardnípísmoodstavce" style:family="text">
      <style:text-properties fo:language="en" fo:country="US"/>
    </style:style>
    <style:style style:name="T49" style:parent-style-name="Standardnípísmoodstavce" style:family="text">
      <style:text-properties fo:font-style="italic" style:font-style-asian="italic"/>
    </style:style>
    <style:style style:name="T50" style:parent-style-name="Standardnípísmoodstavce" style:family="text">
      <style:text-properties fo:language="en" fo:country="US"/>
    </style:style>
    <style:style style:name="T51" style:parent-style-name="Standardnípísmoodstavce" style:family="text">
      <style:text-properties fo:language="en" fo:country="US"/>
    </style:style>
    <style:style style:name="T52" style:parent-style-name="Standardnípísmoodstavce" style:family="text">
      <style:text-properties fo:font-style="italic" style:font-style-asian="italic"/>
    </style:style>
    <style:style style:name="T53" style:parent-style-name="Standardnípísmoodstavce" style:family="text">
      <style:text-properties fo:font-style="italic" style:font-style-asian="italic"/>
    </style:style>
    <style:style style:name="T54" style:parent-style-name="Standardnípísmoodstavce" style:family="text">
      <style:text-properties fo:font-style="italic" style:font-style-asian="italic"/>
    </style:style>
    <style:style style:name="T55" style:parent-style-name="Standardnípísmoodstavce" style:family="text">
      <style:text-properties fo:font-style="italic" style:font-style-asian="italic" style:text-position="super 65.2%"/>
    </style:style>
    <style:style style:name="T56" style:parent-style-name="Standardnípísmoodstavce" style:family="text">
      <style:text-properties fo:font-style="italic" style:font-style-asian="italic"/>
    </style:style>
    <style:style style:name="T57" style:parent-style-name="Standardnípísmoodstavce" style:family="text">
      <style:text-properties fo:font-style="italic" style:font-style-asian="italic"/>
    </style:style>
    <style:style style:name="T58" style:parent-style-name="Standardnípísmoodstavce" style:family="text">
      <style:text-properties fo:font-style="italic" style:font-style-asian="italic" style:text-position="super 65.2%"/>
    </style:style>
    <style:style style:name="T59" style:parent-style-name="Standardnípísmoodstavce" style:family="text">
      <style:text-properties fo:font-style="italic" style:font-style-asian="italic"/>
    </style:style>
    <style:style style:name="T60" style:parent-style-name="Standardnípísmoodstavce" style:family="text">
      <style:text-properties fo:font-style="italic" style:font-style-asian="italic" style:text-position="super 65.2%"/>
    </style:style>
    <style:style style:name="T61" style:parent-style-name="Standardnípísmoodstavce" style:family="text">
      <style:text-properties fo:font-style="italic" style:font-style-asian="italic"/>
    </style:style>
    <style:style style:name="T62" style:parent-style-name="Standardnípísmoodstavce" style:family="text">
      <style:text-properties fo:font-style="italic" style:font-style-asian="italic" style:text-position="super 65.2%"/>
    </style:style>
    <style:style style:name="T63" style:parent-style-name="Standardnípísmoodstavce" style:family="text">
      <style:text-properties fo:font-style="italic" style:font-style-asian="italic"/>
    </style:style>
    <style:style style:name="T64" style:parent-style-name="Standardnípísmoodstavce" style:family="text">
      <style:text-properties fo:font-style="italic" style:font-style-asian="italic"/>
    </style:style>
    <style:style style:name="T65" style:parent-style-name="Standardnípísmoodstavce" style:family="text">
      <style:text-properties fo:font-style="italic" style:font-style-asian="italic"/>
    </style:style>
    <style:style style:name="T66" style:parent-style-name="Standardnípísmoodstavce" style:family="text">
      <style:text-properties fo:font-style="italic" style:font-style-asian="italic" style:text-position="super 65.2%"/>
    </style:style>
    <style:style style:name="T67" style:parent-style-name="Standardnípísmoodstavce" style:family="text">
      <style:text-properties fo:font-style="italic" style:font-style-asian="italic"/>
    </style:style>
    <style:style style:name="T68" style:parent-style-name="Standardnípísmoodstavce" style:family="text">
      <style:text-properties fo:font-style="italic" style:font-style-asian="italic" style:text-position="super 65.2%"/>
    </style:style>
    <style:style style:name="T69" style:parent-style-name="Standardnípísmoodstavce" style:family="text">
      <style:text-properties fo:font-style="italic" style:font-style-asian="italic"/>
    </style:style>
    <style:style style:name="T70" style:parent-style-name="Standardnípísmoodstavce" style:family="text">
      <style:text-properties fo:font-style="italic" style:font-style-asian="italic" style:text-position="super 65.2%"/>
    </style:style>
    <style:style style:name="T71" style:parent-style-name="Standardnípísmoodstavce" style:family="text">
      <style:text-properties fo:font-style="italic" style:font-style-asian="italic"/>
    </style:style>
    <style:style style:name="T72" style:parent-style-name="Standardnípísmoodstavce" style:family="text">
      <style:text-properties fo:font-style="italic" style:font-style-asian="italic"/>
    </style:style>
    <style:style style:name="T73" style:parent-style-name="Standardnípísmoodstavce" style:family="text">
      <style:text-properties fo:font-style="italic" style:font-style-asian="italic" style:text-position="super 65.2%"/>
    </style:style>
    <style:style style:name="T74" style:parent-style-name="Standardnípísmoodstavce" style:family="text">
      <style:text-properties fo:font-style="italic" style:font-style-asian="italic"/>
    </style:style>
    <style:style style:name="T75" style:parent-style-name="Standardnípísmoodstavce" style:family="text">
      <style:text-properties fo:font-style="italic" style:font-style-asian="italic" style:text-position="super 65.2%"/>
    </style:style>
    <style:style style:name="T76" style:parent-style-name="Standardnípísmoodstavce" style:family="text">
      <style:text-properties fo:font-style="italic" style:font-style-asian="italic"/>
    </style:style>
    <style:style style:name="T77" style:parent-style-name="Standardnípísmoodstavce" style:family="text">
      <style:text-properties fo:font-style="italic" style:font-style-asian="italic" style:text-position="super 65.2%"/>
    </style:style>
    <style:style style:name="T78" style:parent-style-name="Standardnípísmoodstavce" style:family="text">
      <style:text-properties fo:font-style="italic" style:font-style-asian="italic"/>
    </style:style>
    <style:style style:name="T79" style:parent-style-name="Standardnípísmoodstavce" style:family="text">
      <style:text-properties fo:font-style="italic" style:font-style-asian="italic"/>
    </style:style>
    <style:style style:name="T80" style:parent-style-name="Standardnípísmoodstavce" style:family="text">
      <style:text-properties fo:font-style="italic" style:font-style-asian="italic"/>
    </style:style>
    <style:style style:name="T81" style:parent-style-name="Standardnípísmoodstavce" style:family="text">
      <style:text-properties fo:font-style="italic" style:font-style-asian="italic"/>
    </style:style>
    <style:style style:name="T82" style:parent-style-name="Standardnípísmoodstavce" style:family="text">
      <style:text-properties fo:font-style="italic" style:font-style-asian="italic"/>
    </style:style>
    <style:style style:name="T83" style:parent-style-name="Standardnípísmoodstavce" style:family="text">
      <style:text-properties fo:font-style="italic" style:font-style-asian="italic"/>
    </style:style>
    <style:style style:name="T84" style:parent-style-name="Standardnípísmoodstavce" style:family="text">
      <style:text-properties fo:font-style="italic" style:font-style-asian="italic"/>
    </style:style>
    <style:style style:name="T85" style:parent-style-name="Standardnípísmoodstavce" style:family="text">
      <style:text-properties fo:language="en" fo:country="US"/>
    </style:style>
    <style:style style:name="P86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7/2022<text:bookmark-end text:name="Text14"/></text:p>
            <text:p text:style-name="Normální">KVOP-57863/2022<text:bookmark-end text:name="Text2"/></text:p>
            <text:p text:style-name="Normální"><text:bookmark-start text:name="Text6"/>10. 1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V<text:bookmark-end text:name="Text9"/>. J.</text:p>
            <text:p text:style-name="Normální"/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P18" text:outline-level="1">Sdělení o vyřízení žádosti o informace podle zákona č. 106/1999 Sb., o svobodném přístupu k informacím</text:h>
      <text:p text:style-name="Základnítext">Vážený pane J.,</text:p>
      <text:p text:style-name="Základnítext">dne 9. listopadu 2022 obdržela Kancelář veřejného ochránce práv Vaši žádost o informace. Žádáte o „současné stanovisko<text:s/>ombudsmana zabývajícího se současným stavem v našem vězenství zejména přeplněností věznic – plochou na jednoho vězně v m<text:span text:style-name="T19">2</text:span>.“</text:p>
      <text:p text:style-name="Základnítext"><text:span text:style-name="Silné">Dáváme Vám tyto informace</text:span>:</text:p>
      <text:p text:style-name="Základnítext">Poslední stanoviska veřejného ochránce práv k přeplněnosti věznic jsou shrnuta ve Sborníku stanovisek veřejného ochránce práv Vězeňství II z roku 2019, tímto textem:</text:p>
      <text:p text:style-name="Základnítext"><text:span text:style-name="T20">V ubytovací místnosti určené pro ubytování více odsouzených musí na jednoho odsouzeného připadat<text:s/></text:span><text:span text:style-name="T21">ubytovací plocha</text:span><text:span text:style-name="T22"><text:s/>nejméně 4 m</text:span><text:span text:style-name="T23">2</text:span><text:span text:style-name="T24">. Za určitých podmínek je tolerováno, aby na odsouzeného připadala ub</text:span><text:span text:style-name="T25">ytovací plocha menší než 4 m</text:span><text:span text:style-name="T26">2</text:span><text:span text:style-name="T27">, a to jestliže celkový počet odsouzených vykonávajících trest ve věznicích téhož základního typu a stupně zabezpečení věznice s ostrahou v rámci republiky překročí kapacitu věznic stanovenou tak, aby na jednoho odsouzeného při</text:span><text:span text:style-name="T28">padala ubytovací plocha alespoň 4 m</text:span><text:span text:style-name="T29">2</text:span><text:span text:style-name="T30">, ubytovací plocha připadající na jednoho odsouzeného však nesmí být menší než 3 m</text:span><text:span text:style-name="T31">2</text:span><text:span text:style-name="T32">.</text:span><text:span text:style-name="Značkapozn.podčarou"><text:note text:note-class="footnote" text:id="_ftn0"><text:note-citation>1</text:note-citation><text:note-body><text:p text:style-name="Textpozn.podčarou"><text:s/>Ustanovení § 17 odst. 6 řádu výkonu trestu.</text:p></text:note-body></text:note></text:span></text:p>
      <text:p text:style-name="Základnítext"><text:span text:style-name="T33">Všechny služby a aktivity ve vězení budou negativně ovlivněny, pokud je nutné starat se<text:s/></text:span><text:span text:style-name="T34">o více vězňů, než jakou má věznice zamýšlenou kapacitu; celková kvalita života ve věznici bude kvůli tomu snížena a to pravděpodobně významnou měrou. Stupeň přeplněnosti vězení, nebo jeho části může dosáhnout takové míry, že sám o sobě bude představovat ne</text:span><text:span text:style-name="T35">lidské nebo ponižující zacházení.</text:span><text:span text:style-name="Značkapozn.podčarou"><text:note text:note-class="footnote" text:id="_ftn1"><text:note-citation>2</text:note-citation><text:note-body><text:p text:style-name="Textpozn.podčarou"><text:s/>Výňatek z druhé obecné zprávy [CPT/Inf (92) 3], bod. 46. In: EVROPSKÝ VÝBOR PRO ZABRÁNĚNÍ MUČENÍ A NELIDSKÉMU ČI PONIŽUJÍCÍMU ZACHÁZENÍ NEBO TRESTÁNÍ (CPT). Standardy CPT [online]. CPT/Inf/E (2002) 1 – Rev. 2004 [cit. 26. 2. 2019]. Dostupné z:<text:s/><text:a xlink:href="http://www.cpt.coe.int/lang/cze/cze-standards.pdf" office:target-frame-name="_top" xlink:show="replace"><text:span text:style-name="Hypertextovýodkaz">http://www.cpt.coe.int/lang/cze/cze-standards.pdf</text:span></text:a><text:s/></text:p></text:note-body></text:note></text:span><text:span text:style-name="T36"><text:s/>CPT k tomu dále dodává, že problém přeplněnosti věznic s sebou přináší zejména zhoršené hygienické podmínky, stál</text:span><text:span text:style-name="T37">ý nedostatek soukromí, omezené aktivity mimo cely, přetížené zdravotnické služby, zvýšené napětí a tedy i větší míru násilí mezi vězni<text:s/></text:span><text:soft-page-break/><text:span text:style-name="T38">navzájem a mezi vězni a dozorci.</text:span><text:span text:style-name="Značkapozn.podčarou"><text:note text:note-class="footnote" text:id="_ftn2"><text:note-citation>3</text:note-citation><text:note-body><text:p text:style-name="Textpozn.podčarou"><text:s/>Výňatek ze sedmé obecné zprávy [CPT/Inf (97) 10], bod 12—15. In: EVROPSKÝ VÝBOR PRO ZABRÁNĚNÍ MUČENÍ A NELIDSKÉMU ČI PONIŽUJÍCÍMU ZACHÁZENÍ NEBO TRESTÁNÍ (CPT). Standardy CPT [online]. CPT/Inf/E (2002) 1 – Rev. 2004 [cit. 26.2. 2019]. Dostupné z:<text:s/><text:a xlink:href="http://www.cpt.coe.int/lang/cze/cze-standards.pdf" office:target-frame-name="_top" xlink:show="replace"><text:span text:style-name="Hypertextovýodkaz">http://www.cpt.coe.int/lang/cze/cze-standards.pdf</text:span></text:a><text:s/></text:p></text:note-body></text:note></text:span><text:span text:style-name="T39"><text:s/>Ochránce dále konstatoval, že negativní dopady má přeplněnost i v četnějším uzamykání odsouzených na celách/ložnicích, v přeplněnosti návštěvních místností, v nedostatečné kapacitě kulturní místností, v kr</text:span><text:span text:style-name="T40">átkém intervalu pro konzumaci stravy, v limitovaném kontaktu s odbornými zaměstnanci věznice.</text:span></text:p>
      <text:p text:style-name="P41">Problém přeplněnosti věznic nelze dle ochránce vyřešit pouze výstavbou nových věznic či rekonstrukcí věznic stávajících, ale koncepčními změnami v trestní politice zaměřenými na snížení vězeňské populace. Uvěznění je přitom tou nejnákladnější možnou sankcí ukládanou pachatelům trestných činů.</text:p>
      <text:p text:style-name="Základnítext"><text:span text:style-name="T42">Jedním z důsledků přeplněnosti věznic je, že na některých ložnicích je ubytováno 10 i více odsouzených. Evropská vězeňská pr</text:span><text:span text:style-name="T43">avidla považují společné ubytování odsouzených za možné, nicméně pouze v případě, kdy je to vhodné.</text:span><text:span text:style-name="Značkapozn.podčarou"><text:note text:note-class="footnote" text:id="_ftn3"><text:note-citation>4</text:note-citation><text:note-body><text:p text:style-name="Textpozn.podčarou"><text:s/>Bod 18.5 – 18.7 Evropských vězeňských pravidel.</text:p></text:note-body></text:note></text:span><text:span text:style-name="T44"><text:s/>České věznice jsou bohužel na zásadě hromadného ubytování vystavěny. Ve svých zprávách ochránce doporučov</text:span><text:span text:style-name="T45">al, aby kapacita jednotlivých ubytovacích místností nebyla vyšší než 8 lůžek, a to i v případě překročení ubytovací kapacity věznice. Standard ubytovacích místností by měl dle ochránce směřovat k minimalizaci hromadného ubytování po vzoru vyspělejších věze</text:span><text:span text:style-name="T46">ňských systémů.</text:span><text:span text:style-name="Značkapozn.podčarou"><text:note text:note-class="footnote" text:id="_ftn4"><text:note-citation>5</text:note-citation><text:note-body><text:p text:style-name="Textpozn.podčarou"><text:s/>Zpráva ze systematických návštěv veřejného ochránce práv - Věznice 2016,<text:s/><text:span text:style-name="T47">[online],<text:s/></text:span>s. 16 a násl., dostupné z:<text:s/><text:a xlink:href="https://www.ochrance.cz/fileadmin/user_upload/ochrana_osob/ZARIZENI/Veznice/Veznice-2016.pdf" office:target-frame-name="_top" xlink:show="replace"><text:span text:style-name="Hypertextovýodkaz">https://www.ochra</text:span><text:span text:style-name="Hypertextovýodkaz">nce.cz/fileadmin/user_upload/ochrana_osob/ZARIZENI/Veznice/Veznice-2016.pdf</text:span></text:a><text:s/><text:span text:style-name="T48">[cit. 26. 2. 2019]</text:span></text:p></text:note-body></text:note></text:span></text:p>
      <text:p text:style-name="Základnítext"><text:span text:style-name="T49">CPT vydal standardy k velikosti ubytovací plochy na jednoho vězně ve vězeňském zařízení.</text:span><text:span text:style-name="Značkapozn.podčarou"><text:note text:note-class="footnote" text:id="_ftn5"><text:note-citation>6</text:note-citation><text:note-body><text:p text:style-name="Textpozn.podčarou"><text:s/>EVROPSKÝ VÝBOR PRO ZABRÁNĚNÍ MUČENÍ A NELIDSKÉMU ČI PONIŽUJÍCÍMU ZACHÁZENÍ NEBO TRESTÁNÍ (CPT). Living space per prisoner in prison establishments: CPT standards. CPT/Inf (2015) 44. [online]. Štrasburk: Evropský výbor pro zabránění mučení a nelidskému či ponižujícímu zacházení nebo trestání (CPT) [cit. 26. 2. 201<text:span text:style-name="T50">9</text:span>]. Dostupné z:<text:s/><text:a xlink:href="http://www.cpt.coe.int/en/working-documents/cpt-inf-2015-44-eng.pdf" office:target-frame-name="_top" xlink:show="replace"><text:span text:style-name="Hypertextovýodkaz">http://www.cpt.coe.int/en/working-documents/cpt-inf-2015-44-eng.pdf</text:span></text:a><text:span text:style-name="T51"><text:s/></text:span></text:p></text:note-body></text:note></text:span><text:span text:style-name="T52"><text:s/>V dokumentu se CPT blíže věnuje i problematice hromadného systému ubytování a vyzývá členské stát</text:span><text:span text:style-name="T53">y, aby stávající prostorový minimální standard byl, zejména při výstavbě nových věznic, aplikován následovně:</text:span></text:p>
      <text:p text:style-name="Základnítext"><text:span text:style-name="T54">„1 vězněná osoba na cele: alespoň 6 m</text:span><text:span text:style-name="T55">2</text:span><text:span text:style-name="T56"><text:s/>ubytovací plochy + samostatné sociální zařízení;</text:span></text:p>
      <text:p text:style-name="Základnítext"><text:span text:style-name="T57">2 vězněné osoby na cele: alespoň 10 m</text:span><text:span text:style-name="T58">2</text:span><text:span text:style-name="T59"><text:s/>(6 m</text:span><text:span text:style-name="T60">2</text:span><text:span text:style-name="T61"><text:s/>+ 4 m</text:span><text:span text:style-name="T62">2</text:span><text:span text:style-name="T63">) ubyto</text:span><text:span text:style-name="T64">vací plochy + samostatné sociální zařízení;</text:span></text:p>
      <text:p text:style-name="Základnítext"><text:span text:style-name="T65">3 vězněné osoby na cele: alespoň 14 m</text:span><text:span text:style-name="T66">2</text:span><text:span text:style-name="T67"><text:s/>(6 m</text:span><text:span text:style-name="T68">2</text:span><text:span text:style-name="T69"><text:s/>+ 8 m</text:span><text:span text:style-name="T70">2</text:span><text:span text:style-name="T71">) ubytovací plochy + samostatné sociální zařízení;</text:span></text:p>
      <text:p text:style-name="Základnítext"><text:span text:style-name="T72">4 vězněné osoby na cele: alespoň 18 m</text:span><text:span text:style-name="T73">2</text:span><text:span text:style-name="T74"><text:s/>(6 m</text:span><text:span text:style-name="T75">2</text:span><text:span text:style-name="T76"><text:s/>+ 12 m</text:span><text:span text:style-name="T77">2</text:span><text:span text:style-name="T78">) ubytovací plochy + samostatné sociální zařízení.“</text:span></text:p>
      <text:soft-page-break/>
      <text:p text:style-name="Základnítext"><text:span text:style-name="T79">Přepln</text:span><text:span text:style-name="T80">ěnost může mít dále ten negativní důsledek, že věznice je nucena umisťovat odsouzené do prostor, které nejsou standardním ubytovacím oddílem.</text:span><text:span text:style-name="Značkapozn.podčarou"><text:note text:note-class="footnote" text:id="_ftn6"><text:note-citation>7</text:note-citation><text:note-body><text:p text:style-name="Textpozn.podčarou"><text:s/>Zpráva o šetření veřejného ochránce práv ze dne 19. května 2014, sp. zn. 2050/2014/VOP/MS, dostupné z:<text:s/><text:a xlink:href="http://eso.ochrance.cz/Nalezene/Edit/1926" office:target-frame-name="_top" xlink:show="replace"><text:span text:style-name="Hypertextovýodkaz">http://eso.ochrance.cz/Nalezene/Edit/1926</text:span></text:a><text:s/></text:p></text:note-body></text:note></text:span></text:p>
      <text:p text:style-name="Základnítext"><text:span text:style-name="T81">V místech, kde k překročení kapacity věznice dojde, by měl být kladen zvláštní důraz na zachování lidské důstojnosti, na povinnost vězeňské správy volit humánní a</text:span><text:span text:style-name="T82"><text:s/>vstřícné zacházení, a důraz na roli personálu věznic a účinných moderních řídících přístupů. V souladu s Evropskými vězeňskými pravidly by měla být zvláštní pozornost věnována prostoru, který mají vězni k dispozici, hygieně a hygienickým zařízením, zajišt</text:span><text:span text:style-name="T83">ění dostatečného množství vhodně připraveného jídla v odpovídající úpravě, zdravotnímu stavu vězněných osob a možnostem vycházek na čerstvém vzduchu.</text:span><text:span text:style-name="Značkapozn.podčarou"><text:note text:note-class="footnote" text:id="_ftn7"><text:note-citation>8</text:note-citation><text:note-body><text:p text:style-name="Textpozn.podčarou"><text:s/>Doporučení č. R (99) 22 Výboru ministrů Rady Evropy ohledně přeplněnosti vězeňských zařízení a nárůstu<text:s/>počtu vězněných osob.</text:p></text:note-body></text:note></text:span><text:span text:style-name="T84"><text:s/></text:span><text:span text:style-name="Značkapozn.podčarou"><text:note text:note-class="footnote" text:id="_ftn8"><text:note-citation>9</text:note-citation><text:note-body><text:p text:style-name="Textpozn.podčarou"><text:s/>ŠABATOVÁ, Anna; SVOBODA, Milan; MATUŠKA, Jiří; KLUMPAR, Martin. Sborník stanovisek veřejného ochránce práv. Vězeňství II. Praha: Wolters Kluwer ČR, 2019<text:s/><text:span text:style-name="T85">[online]</text:span><text:s/>Dostupné z:<text:s/><text:a xlink:href="https://www.ochrance.cz/vystupy/publikace/stanoviska/Sbornik_Vezenstvi_II.pdf" office:target-frame-name="_top" xlink:show="replace"><text:span text:style-name="Hypertextovýodkaz">https://www.ochrance.cz/vystupy/publikace/stanoviska/Sbornik_Vezenstvi_II.pdf</text:span></text:a></text:p></text:note-body></text:note></text:span></text:p>
      <text:p text:style-name="Základnítext">S pozdravem</text:p>
      <text:p text:style-name="Základnítext"/>
      <text:p text:style-name="Základnítext"/>
      <text:p text:style-name="P86">JUDr. Pavel Pořízek, Ph.D.</text:p>
      <text:p text:style-name="podpis">vedoucí Kanceláře veřejného ochránce práv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28JD*</text:span></text:p>
        <text:p text:style-name="P12"><text:span text:style-name="T13">KVOPX00D28JD</text:span>KVOPX00D28JD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22T11:02:00Z</meta:creation-date>
    <dc:date>2022-11-22T11:08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3" meta:paragraph-count="9" meta:word-count="668" meta:character-count="4601" meta:row-count="32" meta:non-whitespace-character-count="3942"/>
  </office:meta>
</office:document-meta>
</file>